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Util.valueOf( Node parent , Object 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OMUtil.setValueOfNode( Node nod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getValueOf( Node root , String path , XPathProcessor process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getFirstNodeFromPath( Node contextNode , final String [ ] path , final boolean creat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DOMUtil.getValueAsBooleanOf( Node root , String path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ValueOfNode( XPathProcessor processor , Node root , String path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OMUtil.getValueOfNodeAsBoolean( XPathProcessor processor , Node root ,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DocumentFragment( SAXParser parser , Reader strea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OMUtil.getValueOfNode( Node nod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OMUtil.getNodesFromPath( final NodeListImpl result , final Node contextNode , final String [ ] path , final int startIndex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DOMUtil.compareAttributes( Element first , Element second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OMUtil.create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OMUtil.getFirstNodeFromPath( final Node contextNode , final String [ ] path , final int startIndex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Util.valueOf( Node parent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getValueOfNode( XPathProcessor processor , Node root , String 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OMUtil.createParameters( Node fragment , SourceParameters sourc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DOMUtil.getSingleNode( Node contextNode , String str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getValueOf( Node root , String path , String defaultValue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createText( DocumentFragment fragm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OMUtil.getValueOfNodeAsBoolean( XPathProcessor processor , Node root , String path , boolean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OwnerDocumen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ValueAsBooleanOf( Node root , String path , boolean defaultValue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getNodeListFromPath( Node contextNode , String [ ] pa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OMUtil.selectNodeList( Node contextNode , String str , XPathProcessor 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OMUtil.buildPathArray( String xpath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OMUtil.valueOf( Node parent , Map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MUtil.valueOf( Node parent , Collection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OMUtil.valueOf( Node parent , XMLizable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MUtil.valueOf( Node parent , Nod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MUtil.getValueOfNode( Node nod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MUtil.selectSingleNode( Node rootNode , String path , XPathProcessor processor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08">
            <text:p text:style-name="Table_20_Contents">1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